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weight="normal" style:font-weight-asian="normal" style:font-weight-complex="normal"/>
    </style:style>
    <style:style style:name="T1" style:family="text">
      <style:text-properties fo:color="#000000" fo:font-size="12pt" style:font-name-asian="Monospace" style:font-size-asian="12pt" style:font-name-complex="Monospace" style:font-size-complex="12pt"/>
    </style:style>
    <style:style style:name="T2" style:family="text">
      <style:text-properties fo:color="#000000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3" style:family="text">
      <style:text-properties fo:color="#000000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4" style:family="text">
      <style:text-properties fo:color="#000000" style:font-name="Monospace" fo:font-size="12pt" style:font-name-asian="Monospace" style:font-size-asian="12pt" style:font-name-complex="Monospace" style:font-size-complex="12pt"/>
    </style:style>
    <style:style style:name="T5" style:family="text">
      <style:text-properties fo:color="#000000" style:font-name="Monospace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6" style:family="text">
      <style:text-properties fo:color="#000000" style:font-name="Monospace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7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8" style:family="text">
      <style:text-properties fo:color="#000000" style:font-name="Times New Roman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T9" style:family="text">
      <style:text-properties fo:color="#000000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T10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lts of benchmarking</text:p>
      <text:p text:style-name="Standard"/>
      <text:p text:style-name="Standard">Design 5:</text:p>
      <text:p text:style-name="Standard"><text:tab/><text:span text:style-name="T10">Average Result: (</text:span><text:span text:style-name="T7">11418.0 + 11402.0 + 11442.0) = </text:span><text:span text:style-name="T8">11420.666666667</text:span></text:p>
      <text:p text:style-name="Standard"><text:span text:style-name="T8"/></text:p>
      <text:p text:style-name="P2"><text:span text:style-name="T1">Design 4:</text:span></text:p>
      <text:p text:style-name="P1"><text:span text:style-name="T2"><text:tab/>Average Result: (</text:span><text:span text:style-name="T1">8771.0</text:span><text:span text:style-name="T2"> <text:s/>+ <text:s/>9224.0 <text:s/>+ <text:s/>8918.0) = </text:span><text:span text:style-name="T3">8971</text:span></text:p>
      <text:p text:style-name="P1"><text:span text:style-name="T3"/></text:p>
      <text:p text:style-name="P2"><text:span text:style-name="T1">It appears that contrary to our predictions, Design 4 was actually much faster. By an average of 2449 miliseconds. </text:span></text:p>
      <text:p text:style-name="P2"><text:span text:style-name="T1"/></text:p>
      <text:p text:style-name="P2"><text:span text:style-name="T1">This makes us think that we way have implemented incorrec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8T12:28:50</meta:creation-date>
    <meta:document-statistic meta:table-count="0" meta:image-count="0" meta:object-count="0" meta:page-count="1" meta:paragraph-count="7" meta:word-count="54" meta:character-count="335"/>
    <dc:date>2009-09-28T12:40:52</dc:date>
    <meta:editing-duration>PT00H12M03S</meta:editing-duration>
    <meta:editing-cycles>1</meta:editing-cycles>
    <meta:generator>OpenOffice.org/3.0$Unix OpenOffice.org_project/300m15$Build-9379</meta:generator>
  </office:meta>
</office:document-meta>
</file>